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8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1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2" calcext:value-type="float">
            <text:p>1.802E+15</text:p>
          </table:table-cell>
          <table:table-cell table:style-name="ce32" table:formula="of:=ABS([.J7]*[.L7])" office:value-type="float" office:value="1802089185153390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116120839174090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 table:style-name="ce1" table:number-columns-repeated="4"/>
          <table:table-cell/>
          <table:table-cell table:style-name="ce1" table:number-columns-repeated="1005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477728591537615" calcext:value-type="float">
            <text:p>4.777E-02</text:p>
          </table:table-cell>
          <table:table-cell table:style-name="ce32" table:formula="of:=[.E2]/([.C2]*[.G2])" office:value-type="float" office:value="0.0477674360656003" calcext:value-type="float">
            <text:p>4.777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7.29915521275589E+023" calcext:value-type="float">
            <text:p>7.299E+23</text:p>
          </table:table-cell>
          <table:table-cell table:style-name="ce32" table:formula="of:=ABS([.I2]*[.K2])" office:value-type="float" office:value="7.29832662591971E+023" calcext:value-type="float">
            <text:p>7.298E+2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413868559769514" calcext:value-type="float">
            <text:p>4.139E-03</text:p>
          </table:table-cell>
          <table:table-cell table:style-name="ce32" table:formula="of:=[.E3]/([.C3]*[.G3])" office:value-type="float" office:value="0.00413859072016638" calcext:value-type="float">
            <text:p>4.139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6.3234457994536E+019" calcext:value-type="float">
            <text:p>6.323E+19</text:p>
          </table:table-cell>
          <table:table-cell table:style-name="ce32" table:formula="of:=ABS([.I3]*[.K3])" office:value-type="float" office:value="6.32330083726776E+019" calcext:value-type="float">
            <text:p>6.323E+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0400555165165765" calcext:value-type="float">
            <text:p>4.006E-04</text:p>
          </table:table-cell>
          <table:table-cell table:style-name="ce32" table:formula="of:=[.E4]/([.C4]*[.G4])" office:value-type="float" office:value="0.000400541178445809" calcext:value-type="float">
            <text:p>4.005E-04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4.89602569091497E+016" calcext:value-type="float">
            <text:p>4.896E+16</text:p>
          </table:table-cell>
          <table:table-cell table:style-name="ce32" table:formula="of:=ABS([.I4]*[.K4])" office:value-type="float" office:value="4.89585472984346E+016" calcext:value-type="float">
            <text:p>4.896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0130998149973548" calcext:value-type="float">
            <text:p>1.310E-04</text:p>
          </table:table-cell>
          <table:table-cell table:style-name="ce32" table:formula="of:=[.E5]/([.C5]*[.G5])" office:value-type="float" office:value="0.00013101556925112" calcext:value-type="float">
            <text:p>1.310E-04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00150429800163E+015" calcext:value-type="float">
            <text:p>2.002E+15</text:p>
          </table:table-cell>
          <table:table-cell table:style-name="ce32" table:formula="of:=ABS([.I5]*[.K5])" office:value-type="float" office:value="2001770444958166" calcext:value-type="float">
            <text:p>2.002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00430943200861861" calcext:value-type="float">
            <text:p>4.309E-05</text:p>
          </table:table-cell>
          <table:table-cell table:style-name="ce32" table:formula="of:=[.E6]/([.C6]*[.G6])" office:value-type="float" office:value="0.0000430964122240505" calcext:value-type="float">
            <text:p>4.310E-05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82304088730810.4" calcext:value-type="float">
            <text:p>8.230E+13</text:p>
          </table:table-cell>
          <table:table-cell table:style-name="ce32" table:formula="of:=ABS([.I6]*[.K6])" office:value-type="float" office:value="82308084419803.3" calcext:value-type="float">
            <text:p>8.231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00146505548878853" calcext:value-type="float">
            <text:p>1.465E-05</text:p>
          </table:table-cell>
          <table:table-cell table:style-name="ce32" table:formula="of:=[.E7]/([.C7]*[.G7])" office:value-type="float" office:value="0.0000146288314503867" calcext:value-type="float">
            <text:p>1.463E-05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497562344169.1" calcext:value-type="float">
            <text:p>3.498E+12</text:p>
          </table:table-cell>
          <table:table-cell table:style-name="ce32" table:formula="of:=ABS([.I7]*[.K7])" office:value-type="float" office:value="3492376255480.84" calcext:value-type="float">
            <text:p>3.492E+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000798927330819408" calcext:value-type="float">
            <text:p>7.989E-06</text:p>
          </table:table-cell>
          <table:table-cell table:style-name="ce32" table:formula="of:=[.E8]/([.C8]*[.G8])" office:value-type="float" office:value="0.00000797853898414421" calcext:value-type="float">
            <text:p>7.979E-0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565125483871.657" calcext:value-type="float">
            <text:p>5.651E+11</text:p>
          </table:table-cell>
          <table:table-cell table:style-name="ce32" table:formula="of:=ABS([.I8]*[.K8])" office:value-type="float" office:value="564366185767.973" calcext:value-type="float">
            <text:p>5.644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000527860856731269" calcext:value-type="float">
            <text:p>5.279E-06</text:p>
          </table:table-cell>
          <table:table-cell table:style-name="ce32" table:formula="of:=[.E9]/([.C9]*[.G9])" office:value-type="float" office:value="0.00000526627987661407" calcext:value-type="float">
            <text:p>5.266E-0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157521871150.32" calcext:value-type="float">
            <text:p>1.575E+11</text:p>
          </table:table-cell>
          <table:table-cell table:style-name="ce32" table:formula="of:=ABS([.I9]*[.K9])" office:value-type="float" office:value="157153963887.845" calcext:value-type="float">
            <text:p>1.572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720505982079" calcext:value-type="float">
            <text:p>4.777E-02</text:p>
          </table:table-cell>
          <table:table-cell table:style-name="ce32" table:formula="of:=[.E13]/([.C13]*[.G13])" office:value-type="float" office:value="0.0477676965907831" calcext:value-type="float">
            <text:p>4.777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29903167456728E+023" calcext:value-type="float">
            <text:p>7.299E+23</text:p>
          </table:table-cell>
          <table:table-cell table:style-name="ce32" table:formula="of:=ABS([.I13]*[.K13])" office:value-type="float" office:value="7.29836643123553E+023" calcext:value-type="float">
            <text:p>7.298E+2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09819536613452" calcext:value-type="float">
            <text:p>4.098E-03</text:p>
          </table:table-cell>
          <table:table-cell table:style-name="ce32" table:formula="of:=[.E14]/([.C14]*[.G14])" office:value-type="float" office:value="0.00416184991345501" calcext:value-type="float">
            <text:p>4.16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6.26158128265543E+019" calcext:value-type="float">
            <text:p>6.262E+19</text:p>
          </table:table-cell>
          <table:table-cell table:style-name="ce32" table:formula="of:=ABS([.I14]*[.K14])" office:value-type="float" office:value="6.35883826687624E+019" calcext:value-type="float">
            <text:p>6.359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224414516188875" calcext:value-type="float">
            <text:p>2.244E-04</text:p>
          </table:table-cell>
          <table:table-cell table:style-name="ce32" table:formula="of:=[.E15]/([.C15]*[.G15])" office:value-type="float" office:value="0.000603482437550771" calcext:value-type="float">
            <text:p>6.035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74304098967314E+016" calcext:value-type="float">
            <text:p>2.743E+16</text:p>
          </table:table-cell>
          <table:table-cell table:style-name="ce32" table:formula="of:=ABS([.I15]*[.K15])" office:value-type="float" office:value="7.37642595881097E+016" calcext:value-type="float">
            <text:p>7.376E+1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013321210152061" calcext:value-type="float">
            <text:p>1.332E-05</text:p>
          </table:table-cell>
          <table:table-cell table:style-name="ce32" table:formula="of:=[.E16]/([.C16]*[.G16])" office:value-type="float" office:value="0.000397367142863192" calcext:value-type="float">
            <text:p>3.974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03533098591978" calcext:value-type="float">
            <text:p>2.035E+14</text:p>
          </table:table-cell>
          <table:table-cell table:style-name="ce32" table:formula="of:=ABS([.I16]*[.K16])" office:value-type="float" office:value="6071322720862115" calcext:value-type="float">
            <text:p>6.071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00110069675265968" calcext:value-type="float">
            <text:p>1.101E-06</text:p>
          </table:table-cell>
          <table:table-cell table:style-name="ce32" table:formula="of:=[.E17]/([.C17]*[.G17])" office:value-type="float" office:value="0.000230650708711368" calcext:value-type="float">
            <text:p>2.307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102175948371.81" calcext:value-type="float">
            <text:p>2.102E+12</text:p>
          </table:table-cell>
          <table:table-cell table:style-name="ce32" table:formula="of:=ABS([.I17]*[.K17])" office:value-type="float" office:value="440510405028757" calcext:value-type="float">
            <text:p>4.405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00616608722383553" calcext:value-type="float">
            <text:p>6.166E-07</text:p>
          </table:table-cell>
          <table:table-cell table:style-name="ce32" table:formula="of:=[.E18]/([.C18]*[.G18])" office:value-type="float" office:value="0.000117958212070496" calcext:value-type="float">
            <text:p>1.180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47204489181.381" calcext:value-type="float">
            <text:p>1.472E+11</text:p>
          </table:table-cell>
          <table:table-cell table:style-name="ce32" table:formula="of:=ABS([.I18]*[.K18])" office:value-type="float" office:value="28160448793952.2" calcext:value-type="float">
            <text:p>2.816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00659901861267646" calcext:value-type="float">
            <text:p>6.599E-07</text:p>
          </table:table-cell>
          <table:table-cell table:style-name="ce32" table:formula="of:=[.E19]/([.C19]*[.G19])" office:value-type="float" office:value="0.0000771066510754957" calcext:value-type="float">
            <text:p>7.71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46678508078.3503" calcext:value-type="float">
            <text:p>4.668E+10</text:p>
          </table:table-cell>
          <table:table-cell table:style-name="ce32" table:formula="of:=ABS([.I19]*[.K19])" office:value-type="float" office:value="5454179850634.29" calcext:value-type="float">
            <text:p>5.454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074500841496544" calcext:value-type="float">
            <text:p>7.450E-07</text:p>
          </table:table-cell>
          <table:table-cell table:style-name="ce32" table:formula="of:=[.E20]/([.C20]*[.G20])" office:value-type="float" office:value="0.000056756112504039" calcext:value-type="float">
            <text:p>5.676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22232207228.7764" calcext:value-type="float">
            <text:p>2.223E+10</text:p>
          </table:table-cell>
          <table:table-cell table:style-name="ce32" table:formula="of:=ABS([.I20]*[.K20])" office:value-type="float" office:value="1693690472943.29" calcext:value-type="float">
            <text:p>1.694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string" office:string-value="" calcext:value-type="error">
            <text:p>#DIV/0!</text:p>
          </table:table-cell>
          <table:table-cell table:style-name="ce32" table:formula="of:=[.E21]/([.C21]*[.G21])" office:value-type="string" office:string-value="" calcext:value-type="error">
            <text:p>#DIV/0!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string" office:string-value="" calcext:value-type="error">
            <text:p>#DIV/0!</text:p>
          </table:table-cell>
          <table:table-cell table:style-name="ce32" table:formula="of:=ABS([.I21]*[.K21])" office:value-type="string" office:string-value="" calcext:value-type="error">
            <text:p>#DIV/0!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9 Ion.H2:Ion.H9 Ion.A2:Ion.A9 Ion.I2:Ion.I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0 Ion.H13:Ion.H20 Ion.A13:Ion.A20 Ion.I13:Ion.I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L13:Ion.L21 Ion.A13:Ion.A21 Ion.M13:Ion.M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L2:Ion.L10 Ion.A2:Ion.A10 Ion.M2:Ion.M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89018085905" calcext:value-type="float">
            <text:p>4.779E-02</text:p>
          </table:table-cell>
          <table:table-cell table:style-name="ce32" table:formula="of:=[.E13]/([.C13]*[.G13])" office:value-type="float" office:value="0.0431359476068648" calcext:value-type="float">
            <text:p>4.314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30162411572457E+023" calcext:value-type="float">
            <text:p>7.302E+23</text:p>
          </table:table-cell>
          <table:table-cell table:style-name="ce32" table:formula="of:=ABS([.I13]*[.K13])" office:value-type="float" office:value="6.59068731512213E+023" calcext:value-type="float">
            <text:p>6.591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75793273263337" calcext:value-type="float">
            <text:p>4.758E-03</text:p>
          </table:table-cell>
          <table:table-cell table:style-name="ce32" table:formula="of:=[.E14]/([.C14]*[.G14])" office:value-type="float" office:value="0.00470727566703907" calcext:value-type="float">
            <text:p>4.707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7.26958572765437E+019" calcext:value-type="float">
            <text:p>7.270E+19</text:p>
          </table:table-cell>
          <table:table-cell table:style-name="ce32" table:formula="of:=ABS([.I14]*[.K14])" office:value-type="float" office:value="7.19218743269247E+019" calcext:value-type="float">
            <text:p>7.192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918846543228353" calcext:value-type="float">
            <text:p>9.188E-04</text:p>
          </table:table-cell>
          <table:table-cell table:style-name="ce32" table:formula="of:=[.E15]/([.C15]*[.G15])" office:value-type="float" office:value="0.00091834870430749" calcext:value-type="float">
            <text:p>9.183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12311528420628E+017" calcext:value-type="float">
            <text:p>1.123E+17</text:p>
          </table:table-cell>
          <table:table-cell table:style-name="ce32" table:formula="of:=ABS([.I15]*[.K15])" office:value-type="float" office:value="1.12250677073337E+017" calcext:value-type="float">
            <text:p>1.123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409488157564105" calcext:value-type="float">
            <text:p>4.095E-04</text:p>
          </table:table-cell>
          <table:table-cell table:style-name="ce32" table:formula="of:=[.E16]/([.C16]*[.G16])" office:value-type="float" office:value="0.000414859995531666" calcext:value-type="float">
            <text:p>4.149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256518183736339" calcext:value-type="float">
            <text:p>6.257E+15</text:p>
          </table:table-cell>
          <table:table-cell table:style-name="ce32" table:formula="of:=ABS([.I16]*[.K16])" office:value-type="float" office:value="6338593822074834" calcext:value-type="float">
            <text:p>6.339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153992993322897" calcext:value-type="float">
            <text:p>1.540E-04</text:p>
          </table:table-cell>
          <table:table-cell table:style-name="ce32" table:formula="of:=[.E17]/([.C17]*[.G17])" office:value-type="float" office:value="0.000170244400355592" calcext:value-type="float">
            <text:p>1.702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94104953066275" calcext:value-type="float">
            <text:p>2.941E+14</text:p>
          </table:table-cell>
          <table:table-cell table:style-name="ce32" table:formula="of:=ABS([.I17]*[.K17])" office:value-type="float" office:value="325142854203696" calcext:value-type="float">
            <text:p>3.251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408378248546109" calcext:value-type="float">
            <text:p>4.084E-05</text:p>
          </table:table-cell>
          <table:table-cell table:style-name="ce32" table:formula="of:=[.E18]/([.C18]*[.G18])" office:value-type="float" office:value="0.0000729566762770122" calcext:value-type="float">
            <text:p>7.296E-05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749312536098.57" calcext:value-type="float">
            <text:p>9.749E+12</text:p>
          </table:table-cell>
          <table:table-cell table:style-name="ce32" table:formula="of:=ABS([.I18]*[.K18])" office:value-type="float" office:value="17417123491562.5" calcext:value-type="float">
            <text:p>1.742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126273615156889" calcext:value-type="float">
            <text:p>1.263E-05</text:p>
          </table:table-cell>
          <table:table-cell table:style-name="ce32" table:formula="of:=[.E19]/([.C19]*[.G19])" office:value-type="float" office:value="0.0000518058166198587" calcext:value-type="float">
            <text:p>5.18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893203112635.671" calcext:value-type="float">
            <text:p>8.932E+11</text:p>
          </table:table-cell>
          <table:table-cell table:style-name="ce32" table:formula="of:=ABS([.I19]*[.K19])" office:value-type="float" office:value="3664511909316.79" calcext:value-type="float">
            <text:p>3.665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411913538817954" calcext:value-type="float">
            <text:p>4.119E-06</text:p>
          </table:table-cell>
          <table:table-cell table:style-name="ce32" table:formula="of:=[.E20]/([.C20]*[.G20])" office:value-type="float" office:value="0.0000433116558186075" calcext:value-type="float">
            <text:p>4.331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122921392180.036" calcext:value-type="float">
            <text:p>1.229E+11</text:p>
          </table:table-cell>
          <table:table-cell table:style-name="ce32" table:formula="of:=ABS([.I20]*[.K20])" office:value-type="float" office:value="1292487021942.42" calcext:value-type="float">
            <text:p>1.292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0000000146145343784981" calcext:value-type="float">
            <text:p>1.461E-09</text:p>
          </table:table-cell>
          <table:table-cell table:style-name="ce32" table:formula="of:=[.E21]/([.C21]*[.G21])" office:value-type="float" office:value="0.000023749561060443" calcext:value-type="float">
            <text:p>2.37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2329363.7183143" calcext:value-type="float">
            <text:p>2.233E+07</text:p>
          </table:table-cell>
          <table:table-cell table:style-name="ce32" table:formula="of:=ABS([.I21]*[.K21])" office:value-type="float" office:value="362866563747.101" calcext:value-type="float">
            <text:p>3.629E+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797275742242695" calcext:value-type="float">
            <text:p>7.973E-02</text:p>
          </table:table-cell>
          <table:table-cell table:style-name="ce32" table:formula="of:=[.E2]/([.C2]*[.G2])" office:value-type="float" office:value="0.0236315016893838" calcext:value-type="float">
            <text:p>2.363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1.21814760369777E+024" calcext:value-type="float">
            <text:p>1.218E+24</text:p>
          </table:table-cell>
          <table:table-cell table:style-name="ce32" table:formula="of:=ABS([.I2]*[.K2])" office:value-type="float" office:value="3.61062749428791E+023" calcext:value-type="float">
            <text:p>3.611E+2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799905535261398" calcext:value-type="float">
            <text:p>7.999E-03</text:p>
          </table:table-cell>
          <table:table-cell table:style-name="ce32" table:formula="of:=[.E3]/([.C3]*[.G3])" office:value-type="float" office:value="0.0078135308621766" calcext:value-type="float">
            <text:p>7.814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1.22216563145683E+020" calcext:value-type="float">
            <text:p>1.222E+20</text:p>
          </table:table-cell>
          <table:table-cell table:style-name="ce32" table:formula="of:=ABS([.I3]*[.K3])" office:value-type="float" office:value="1.19381957732783E+020" calcext:value-type="float">
            <text:p>1.194E+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182862531057373" calcext:value-type="float">
            <text:p>1.829E-03</text:p>
          </table:table-cell>
          <table:table-cell table:style-name="ce32" table:formula="of:=[.E4]/([.C4]*[.G4])" office:value-type="float" office:value="0.00182594444994219" calcext:value-type="float">
            <text:p>1.826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2.23514693560905E+017" calcext:value-type="float">
            <text:p>2.235E+17</text:p>
          </table:table-cell>
          <table:table-cell table:style-name="ce32" table:formula="of:=ABS([.I4]*[.K4])" office:value-type="float" office:value="2.23187009294984E+017" calcext:value-type="float">
            <text:p>2.232E+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139775285480499" calcext:value-type="float">
            <text:p>1.398E-03</text:p>
          </table:table-cell>
          <table:table-cell table:style-name="ce32" table:formula="of:=[.E5]/([.C5]*[.G5])" office:value-type="float" office:value="0.00139586184839294" calcext:value-type="float">
            <text:p>1.396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13560905020502E+016" calcext:value-type="float">
            <text:p>2.136E+16</text:p>
          </table:table-cell>
          <table:table-cell table:style-name="ce32" table:formula="of:=ABS([.I5]*[.K5])" office:value-type="float" office:value="2.13271980523322E+016" calcext:value-type="float">
            <text:p>2.133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13442246060374" calcext:value-type="float">
            <text:p>1.344E-03</text:p>
          </table:table-cell>
          <table:table-cell table:style-name="ce32" table:formula="of:=[.E6]/([.C6]*[.G6])" office:value-type="float" office:value="0.00134290197715719" calcext:value-type="float">
            <text:p>1.343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2567279888119280" calcext:value-type="float">
            <text:p>2.567E+15</text:p>
          </table:table-cell>
          <table:table-cell table:style-name="ce32" table:formula="of:=ABS([.I6]*[.K6])" office:value-type="float" office:value="2564753853029360" calcext:value-type="float">
            <text:p>2.565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132206267132889" calcext:value-type="float">
            <text:p>1.322E-03</text:p>
          </table:table-cell>
          <table:table-cell table:style-name="ce32" table:formula="of:=[.E7]/([.C7]*[.G7])" office:value-type="float" office:value="0.00136404134087146" calcext:value-type="float">
            <text:p>1.364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15619213828902" calcext:value-type="float">
            <text:p>3.156E+14</text:p>
          </table:table-cell>
          <table:table-cell table:style-name="ce32" table:formula="of:=ABS([.I7]*[.K7])" office:value-type="float" office:value="325640882972085" calcext:value-type="float">
            <text:p>3.256E+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134345907039526" calcext:value-type="float">
            <text:p>1.343E-03</text:p>
          </table:table-cell>
          <table:table-cell table:style-name="ce32" table:formula="of:=[.E8]/([.C8]*[.G8])" office:value-type="float" office:value="0.00134192440443621" calcext:value-type="float">
            <text:p>1.342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95030289731132.2" calcext:value-type="float">
            <text:p>9.503E+13</text:p>
          </table:table-cell>
          <table:table-cell table:style-name="ce32" table:formula="of:=ABS([.I8]*[.K8])" office:value-type="float" office:value="94921734320742.3" calcext:value-type="float">
            <text:p>9.492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134366933687714" calcext:value-type="float">
            <text:p>1.344E-03</text:p>
          </table:table-cell>
          <table:table-cell table:style-name="ce32" table:formula="of:=[.E9]/([.C9]*[.G9])" office:value-type="float" office:value="0.00134171372771608" calcext:value-type="float">
            <text:p>1.342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40097178158438.5" calcext:value-type="float">
            <text:p>4.010E+13</text:p>
          </table:table-cell>
          <table:table-cell table:style-name="ce32" table:formula="of:=ABS([.I9]*[.K9])" office:value-type="float" office:value="40038819746300.1" calcext:value-type="float">
            <text:p>4.004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float" office:value="0.00124838034163377" calcext:value-type="float">
            <text:p>1.248E-03</text:p>
          </table:table-cell>
          <table:table-cell table:style-name="ce32" table:formula="of:=[.E10]/([.C10]*[.G10])" office:value-type="float" office:value="0.0014445055196009" calcext:value-type="float">
            <text:p>1.445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float" office:value="19073846614057.3" calcext:value-type="float">
            <text:p>1.907E+13</text:p>
          </table:table-cell>
          <table:table-cell table:style-name="ce32" table:formula="of:=ABS([.I10]*[.K10])" office:value-type="float" office:value="22070418601728.9" calcext:value-type="float">
            <text:p>2.207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275743647381" calcext:value-type="float">
            <text:p>7.973E-02</text:p>
          </table:table-cell>
          <table:table-cell table:style-name="ce32" table:formula="of:=[.E13]/([.C13]*[.G13])" office:value-type="float" office:value="0.0244506703500588" calcext:value-type="float">
            <text:p>2.44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4760584398E+024" calcext:value-type="float">
            <text:p>1.218E+24</text:p>
          </table:table-cell>
          <table:table-cell table:style-name="ce32" table:formula="of:=ABS([.I13]*[.K13])" office:value-type="float" office:value="3.73578724619741E+023" calcext:value-type="float">
            <text:p>3.736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799919798688253" calcext:value-type="float">
            <text:p>7.999E-03</text:p>
          </table:table-cell>
          <table:table-cell table:style-name="ce32" table:formula="of:=[.E14]/([.C14]*[.G14])" office:value-type="float" office:value="0.0078221685442253" calcext:value-type="float">
            <text:p>7.82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22218742436777E+020" calcext:value-type="float">
            <text:p>1.222E+20</text:p>
          </table:table-cell>
          <table:table-cell table:style-name="ce32" table:formula="of:=ABS([.I14]*[.K14])" office:value-type="float" office:value="1.19513931793094E+020" calcext:value-type="float">
            <text:p>1.195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184166409652693" calcext:value-type="float">
            <text:p>1.842E-03</text:p>
          </table:table-cell>
          <table:table-cell table:style-name="ce32" table:formula="of:=[.E15]/([.C15]*[.G15])" office:value-type="float" office:value="0.0018214446545651" calcext:value-type="float">
            <text:p>1.821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25108437358436E+017" calcext:value-type="float">
            <text:p>2.251E+17</text:p>
          </table:table-cell>
          <table:table-cell table:style-name="ce32" table:formula="of:=ABS([.I15]*[.K15])" office:value-type="float" office:value="2.22636994822921E+017" calcext:value-type="float">
            <text:p>2.226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147271378733069" calcext:value-type="float">
            <text:p>1.473E-03</text:p>
          </table:table-cell>
          <table:table-cell table:style-name="ce32" table:formula="of:=[.E16]/([.C16]*[.G16])" office:value-type="float" office:value="0.00134135433910039" calcext:value-type="float">
            <text:p>1.341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.25014091852735E+016" calcext:value-type="float">
            <text:p>2.250E+16</text:p>
          </table:table-cell>
          <table:table-cell table:style-name="ce32" table:formula="of:=ABS([.I16]*[.K16])" office:value-type="float" office:value="2.04943846565366E+016" calcext:value-type="float">
            <text:p>2.049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181244162142107" calcext:value-type="float">
            <text:p>1.812E-03</text:p>
          </table:table-cell>
          <table:table-cell table:style-name="ce32" table:formula="of:=[.E17]/([.C17]*[.G17])" office:value-type="float" office:value="0.00102546086380088" calcext:value-type="float">
            <text:p>1.025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3461508517375829" calcext:value-type="float">
            <text:p>3.462E+15</text:p>
          </table:table-cell>
          <table:table-cell table:style-name="ce32" table:formula="of:=ABS([.I17]*[.K17])" office:value-type="float" office:value="1958485985054340" calcext:value-type="float">
            <text:p>1.958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396047444819682" calcext:value-type="float">
            <text:p>3.960E-03</text:p>
          </table:table-cell>
          <table:table-cell table:style-name="ce32" table:formula="of:=[.E18]/([.C18]*[.G18])" office:value-type="float" office:value="0.00049257309797303" calcext:value-type="float">
            <text:p>4.926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45493628129505" calcext:value-type="float">
            <text:p>9.455E+14</text:p>
          </table:table-cell>
          <table:table-cell table:style-name="ce32" table:formula="of:=ABS([.I18]*[.K18])" office:value-type="float" office:value="117593165064744" calcext:value-type="float">
            <text:p>1.176E+1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744257869348561" calcext:value-type="float">
            <text:p>7.443E-03</text:p>
          </table:table-cell>
          <table:table-cell table:style-name="ce32" table:formula="of:=[.E19]/([.C19]*[.G19])" office:value-type="float" office:value="0.000275478723023585" calcext:value-type="float">
            <text:p>2.755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26454750408291" calcext:value-type="float">
            <text:p>5.265E+14</text:p>
          </table:table-cell>
          <table:table-cell table:style-name="ce32" table:formula="of:=ABS([.I19]*[.K19])" office:value-type="float" office:value="19486133549265.2" calcext:value-type="float">
            <text:p>1.949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121371234670851" calcext:value-type="float">
            <text:p>1.214E-02</text:p>
          </table:table-cell>
          <table:table-cell table:style-name="ce32" table:formula="of:=[.E20]/([.C20]*[.G20])" office:value-type="float" office:value="0.000178521654236033" calcext:value-type="float">
            <text:p>1.785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62190599006857" calcext:value-type="float">
            <text:p>3.622E+14</text:p>
          </table:table-cell>
          <table:table-cell table:style-name="ce32" table:formula="of:=ABS([.I20]*[.K20])" office:value-type="float" office:value="5327363197613.77" calcext:value-type="float">
            <text:p>5.32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175395377841808" calcext:value-type="float">
            <text:p>1.754E-02</text:p>
          </table:table-cell>
          <table:table-cell table:style-name="ce32" table:formula="of:=[.E21]/([.C21]*[.G21])" office:value-type="float" office:value="0.000130144388521346" calcext:value-type="float">
            <text:p>1.301E-04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67984397238346" calcext:value-type="float">
            <text:p>2.680E+14</text:p>
          </table:table-cell>
          <table:table-cell table:style-name="ce32" table:formula="of:=ABS([.I21]*[.K21])" office:value-type="float" office:value="1988459783889.06" calcext:value-type="float">
            <text:p>1.988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H2:Neutron.H10 Neutron.A2:Neutron.A10 Neutron.I2:Neutron.I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H13:Neutron.H21 Neutron.A13:Neutron.A21 Neutron.I13:Neutron.I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L13:Neutron.L21 Neutron.A13:Neutron.A21 Neutron.M13:Neutron.M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L2:Neutron.L10 Neutron.A2:Neutron.A10 Neutron.M2:Neutr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305191543008" calcext:value-type="float">
            <text:p>7.973E-02</text:p>
          </table:table-cell>
          <table:table-cell table:style-name="ce32" table:formula="of:=[.E13]/([.C13]*[.G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9259891424E+024" calcext:value-type="float">
            <text:p>1.218E+24</text:p>
          </table:table-cell>
          <table:table-cell table:style-name="ce32" table:formula="of:=ABS([.I13]*[.K13])" office:value-type="float" office:value="1.21544064135624E+024" calcext:value-type="float">
            <text:p>1.215E+24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967897082477828" calcext:value-type="float">
            <text:p>9.679E-03</text:p>
          </table:table-cell>
          <table:table-cell table:style-name="ce32" table:formula="of:=[.E14]/([.C14]*[.G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47883780877347E+020" calcext:value-type="float">
            <text:p>1.479E+20</text:p>
          </table:table-cell>
          <table:table-cell table:style-name="ce32" table:formula="of:=ABS([.I14]*[.K14])" office:value-type="float" office:value="1.45732036694143E+020" calcext:value-type="float">
            <text:p>1.457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138985391572798" calcext:value-type="float">
            <text:p>1.390E-02</text:p>
          </table:table-cell>
          <table:table-cell table:style-name="ce32" table:formula="of:=[.E15]/([.C15]*[.G15])" office:value-type="float" office:value="0.00430436924573461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69883228823348E+018" calcext:value-type="float">
            <text:p>1.699E+18</text:p>
          </table:table-cell>
          <table:table-cell table:style-name="ce32" table:formula="of:=ABS([.I15]*[.K15])" office:value-type="float" office:value="5.26127341325873E+017" calcext:value-type="float">
            <text:p>5.261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396239450814177" calcext:value-type="float">
            <text:p>3.962E-02</text:p>
          </table:table-cell>
          <table:table-cell table:style-name="ce32" table:formula="of:=[.E16]/([.C16]*[.G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.05409285552904E+017" calcext:value-type="float">
            <text:p>6.054E+17</text:p>
          </table:table-cell>
          <table:table-cell table:style-name="ce32" table:formula="of:=ABS([.I16]*[.K16])" office:value-type="float" office:value="2.49441496434592E+016" calcext:value-type="float">
            <text:p>2.494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376094715391628" calcext:value-type="float">
            <text:p>3.761E-02</text:p>
          </table:table-cell>
          <table:table-cell table:style-name="ce32" table:formula="of:=[.E17]/([.C17]*[.G17])" office:value-type="float" office:value="0.00166220624113419" calcext:value-type="float">
            <text:p>1.662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7.18287996303805E+016" calcext:value-type="float">
            <text:p>7.183E+16</text:p>
          </table:table-cell>
          <table:table-cell table:style-name="ce32" table:formula="of:=ABS([.I17]*[.K17])" office:value-type="float" office:value="3174580076576460" calcext:value-type="float">
            <text:p>3.175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425845923937546" calcext:value-type="float">
            <text:p>4.258E-01</text:p>
          </table:table-cell>
          <table:table-cell table:style-name="ce32" table:formula="of:=[.E18]/([.C18]*[.G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.01663225685293E+017" calcext:value-type="float">
            <text:p>1.017E+17</text:p>
          </table:table-cell>
          <table:table-cell table:style-name="ce32" table:formula="of:=ABS([.I18]*[.K18])" office:value-type="float" office:value="57099032133633.3" calcext:value-type="float">
            <text:p>5.710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830013062595649" calcext:value-type="float">
            <text:p>8.300E-01</text:p>
          </table:table-cell>
          <table:table-cell table:style-name="ce32" table:formula="of:=[.E19]/([.C19]*[.G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.87114141079735E+016" calcext:value-type="float">
            <text:p>5.871E+16</text:p>
          </table:table-cell>
          <table:table-cell table:style-name="ce32" table:formula="of:=ABS([.I19]*[.K19])" office:value-type="float" office:value="10612071028384" calcext:value-type="float">
            <text:p>1.061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1.31571408629562" calcext:value-type="float">
            <text:p>1.316E+00</text:p>
          </table:table-cell>
          <table:table-cell table:style-name="ce32" table:formula="of:=[.E20]/([.C20]*[.G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.92629500992972E+016" calcext:value-type="float">
            <text:p>3.926E+16</text:p>
          </table:table-cell>
          <table:table-cell table:style-name="ce32" table:formula="of:=ABS([.I20]*[.K20])" office:value-type="float" office:value="3277089860066.62" calcext:value-type="float">
            <text:p>3.27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1.8550738570014" calcext:value-type="float">
            <text:p>1.855E+00</text:p>
          </table:table-cell>
          <table:table-cell table:style-name="ce32" table:formula="of:=[.E21]/([.C21]*[.G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.83434407176628E+016" calcext:value-type="float">
            <text:p>2.834E+16</text:p>
          </table:table-cell>
          <table:table-cell table:style-name="ce32" table:formula="of:=ABS([.I21]*[.K21])" office:value-type="float" office:value="1331484267573.54" calcext:value-type="float">
            <text:p>1.331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1:02:06.486402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9T01:15:56.371392327</dc:date>
    <meta:editing-duration>PT10H44M42S</meta:editing-duration>
    <meta:editing-cycles>81</meta:editing-cycles>
    <meta:generator>LibreOffice/6.0.7.3$Linux_X86_64 LibreOffice_project/00m0$Build-3</meta:generator>
    <meta:document-statistic meta:table-count="11" meta:cell-count="308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6cm" svg:y="0.323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6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L13:Ion.M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13:Ion.L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M13:I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L13:Ion.L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M13:I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3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L2:Ion.M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2:Ion.L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M2:I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L2:Ion.L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M2:I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00150429800163E+015">
                <text:p>2.00150429800163E+015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H2:Neutr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H2:Neutron.H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I2:Neutr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H2:Neutron.H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I2:Neutr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H13:Neutr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H13:Neutron.H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I13:Neutr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H13:Neutron.H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I13:Neutr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8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L13:Neutron.M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13:Neutron.L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M13:Neutr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L13:Neutron.L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M13:Neutr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958485985054340">
                <text:p>1958485985054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L2:Neutron.M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2:Neutron.L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M2:Neutr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L2:Neutron.L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M2:Neutr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67279888119280">
                <text:p>2567279888119280</text:p>
              </table:table-cell>
              <table:table-cell office:value-type="float" office:value="2564753853029360">
                <text:p>2564753853029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7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9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8">
                <text:p>0.00958122858614698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">
                <text:p>0.007573506845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1">
                <text:p>0.00754856115200341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2">
                <text:p>1802086230859192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9 Ion.H2:Ion.I9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H2:Ion.H9" loext:label-string="zi" chart:class="chart:scatter">
            <chart:domain table:cell-range-address="Ion.A2:Ion.A9"/>
            <chart:data-point chart:repeated="8"/>
          </chart:series>
          <chart:series chart:style-name="ch11" chart:values-cell-range-address="Ion.I2:Ion.I9" loext:label-string="zv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9</svg:desc>
                </draw:g>
              </table:table-cell>
              <table:table-cell office:value-type="float" office:value="0.0477728591537615">
                <text:p>0.0477728591537615</text:p>
                <draw:g>
                  <svg:desc>Ion.H2:Ion.H9</svg:desc>
                </draw:g>
              </table:table-cell>
              <table:table-cell office:value-type="float" office:value="0.0477674360656003">
                <text:p>0.0477674360656003</text:p>
                <draw:g>
                  <svg:desc>Ion.I2:Ion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13868559769514">
                <text:p>0.00413868559769514</text:p>
              </table:table-cell>
              <table:table-cell office:value-type="float" office:value="0.00413859072016638">
                <text:p>0.0041385907201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400555165165765">
                <text:p>0.000400555165165765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130998149973548">
                <text:p>0.000130998149973548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430943200861861">
                <text:p>0.0000430943200861861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146505548878853">
                <text:p>0.0000146505548878853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798927330819408">
                <text:p>0.00000798927330819408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527860856731269">
                <text:p>0.00000527860856731269</text:p>
              </table:table-cell>
              <table:table-cell office:value-type="float" office:value="0.00000526627987661407">
                <text:p>0.00000526627987661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0 Ion.H13:Ion.I2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H13:Ion.H20" loext:label-string="zi" chart:class="chart:scatter">
            <chart:domain table:cell-range-address="Ion.A13:Ion.A20"/>
            <chart:data-point chart:repeated="8"/>
          </chart:series>
          <chart:series chart:style-name="ch11" chart:values-cell-range-address="Ion.I13:Ion.I20" loext:label-string="zv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0</svg:desc>
                </draw:g>
              </table:table-cell>
              <table:table-cell office:value-type="float" office:value="0.0477720505982079">
                <text:p>0.0477720505982079</text:p>
                <draw:g>
                  <svg:desc>Ion.H13:Ion.H20</svg:desc>
                </draw:g>
              </table:table-cell>
              <table:table-cell office:value-type="float" office:value="0.0477676965907831">
                <text:p>0.0477676965907831</text:p>
                <draw:g>
                  <svg:desc>Ion.I13:Ion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09819536613452">
                <text:p>0.00409819536613452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224414516188875">
                <text:p>0.000224414516188875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13321210152061">
                <text:p>0.000013321210152061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110069675265968">
                <text:p>0.00000110069675265968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00616608722383553">
                <text:p>0.000000616608722383553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0659901861267646">
                <text:p>0.000000659901861267646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074500841496544">
                <text:p>0.00000074500841496544</text:p>
              </table:table-cell>
              <table:table-cell office:value-type="float" office:value="0.000056756112504039">
                <text:p>0.0000567561125040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